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* Deborah Barndt</text:p>
      <text:p text:style-name="Standard"><text:s/>* 10-31-16</text:p>
      <text:p text:style-name="Standard"><text:s/>* Client.java</text:p>
      <text:p text:style-name="Standard"><text:s/>* Lab 4</text:p>
      <text:p text:style-name="Standard"><text:s/>* This program will create an abstract class Client to allow for three abstract methods the bank needs to process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>import java.net.MalformedURLException;</text:p>
      <text:p text:style-name="Standard">import java.util.ArrayList;</text:p>
      <text:p text:style-name="Standard">import java.util.List;</text:p>
      <text:p text:style-name="Standard"/>
      <text:p text:style-name="Standard">/**</text:p>
      <text:p text:style-name="Standard"><text:s/>* @author Deborah Barndt</text:p>
      <text:p text:style-name="Standard"><text:s/>*</text:p>
      <text:p text:style-name="Standard"><text:s/>*/</text:p>
      <text:p text:style-name="Standard">public abstract class Client </text:p>
      <text:p text:style-name="Standard">{</text:p>
      <text:p text:style-name="Standard"/>
      <text:p text:style-name="Standard"><text:tab/>/**</text:p>
      <text:p text:style-name="Standard"><text:tab/> * </text:p>
      <text:p text:style-name="Standard"><text:tab/> */</text:p>
      <text:p text:style-name="Standard"><text:tab/>public Client() </text:p>
      <text:p text:style-name="Standard"><text:tab/>{</text:p>
      <text:p text:style-name="Standard"><text:tab/><text:tab/>// TODO Auto-generated constructor stub</text:p>
      <text:p text:style-name="Standard"><text:tab/>}</text:p>
      <text:p text:style-name="Standard"><text:tab/></text:p>
      <text:p text:style-name="Standard"><text:tab/>// Method to read all the record data from the CSV file in the ArrayList.</text:p>
      <text:p text:style-name="Standard"><text:tab/>abstract void readData();</text:p>
      <text:p text:style-name="Standard"><text:tab/></text:p>
      <text:p text:style-name="Standard"><text:tab/>// Method to process all the record data from the ArrayList and add the data into each of the instance fields.</text:p>
      <text:p text:style-name="Standard"><text:tab/>abstract void processData();</text:p>
      <text:p text:style-name="Standard"><text:tab/></text:p>
      <text:p text:style-name="Standard"><text:tab/>// Method to print the first 25 records for various fields to be displayed.</text:p>
      <text:p text:style-name="Standard"><text:tab/>abstract void printData() throws MalformedURLException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43:29.05</meta:creation-date>
    <meta:document-statistic meta:table-count="0" meta:image-count="0" meta:object-count="0" meta:page-count="1" meta:paragraph-count="33" meta:word-count="130" meta:character-count="816"/>
    <dc:date>2016-11-10T22:45:33.24</dc:date>
    <dc:creator>Deborah Barndt</dc:creator>
    <meta:editing-duration>PT2M6S</meta:editing-duration>
    <meta:editing-cycles>1</meta:editing-cycles>
    <meta:generator>OpenOffice/4.1.2$Win32 OpenOffice.org_project/412m3$Build-9782</meta:generator>
  </office:meta>
</office:document-meta>
</file>